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fo:font-weight="bold" officeooo:rsid="0004bc4c" officeooo:paragraph-rsid="0004bc4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4bc4c" officeooo:paragraph-rsid="0004bc4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4bc4c" officeooo:paragraph-rsid="0005d2d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4bc4c" officeooo:paragraph-rsid="0007f3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5d2d2" officeooo:paragraph-rsid="0006272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5d2d2" officeooo:paragraph-rsid="0005d2d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7f3a2" officeooo:paragraph-rsid="0007f3a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62728" officeooo:paragraph-rsid="0006272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bold" officeooo:rsid="0005d2d2" officeooo:paragraph-rsid="0005d2d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pl" fo:country="PL" fo:font-weight="bold" officeooo:rsid="0005d2d2" officeooo:paragraph-rsid="0005d2d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language="pl" fo:country="PL" fo:font-weight="bold" officeooo:rsid="00062728" officeooo:paragraph-rsid="00062728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7f3a2"/>
    </style:style>
    <style:style style:name="P13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4bc4c" officeooo:paragraph-rsid="0007f3a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4bc4c" officeooo:paragraph-rsid="000af88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07f3a2" officeooo:paragraph-rsid="0007f3a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0af881"/>
    </style:style>
    <style:style style:name="T1" style:family="text">
      <style:text-properties officeooo:rsid="0005d2d2"/>
    </style:style>
    <style:style style:name="T2" style:family="text">
      <style:text-properties officeooo:rsid="00062728"/>
    </style:style>
    <style:style style:name="T3" style:family="text">
      <style:text-properties officeooo:rsid="0007f3a2"/>
    </style:style>
    <style:style style:name="T4" style:family="text">
      <style:text-properties fo:font-size="14pt" fo:language="pl" fo:country="PL" fo:font-weight="normal" officeooo:rsid="0007f3a2" style:font-size-asian="12.25pt" style:font-weight-asian="normal" style:font-size-complex="14pt" style:font-weight-complex="normal"/>
    </style:style>
    <style:style style:name="T5" style:family="text">
      <style:text-properties fo:font-size="14pt" fo:language="pl" fo:country="PL" fo:font-weight="normal" officeooo:rsid="0004bc4c" style:font-size-asian="12.25pt" style:font-weight-asian="normal" style:font-size-complex="14pt" style:font-weight-complex="normal"/>
    </style:style>
    <style:style style:name="T6" style:family="text">
      <style:text-properties fo:font-size="14pt" fo:language="pl" fo:country="PL" fo:font-weight="normal" officeooo:rsid="0005d2d2" style:font-size-asian="12.25pt" style:font-weight-asian="normal" style:font-size-complex="14pt" style:font-weight-complex="normal"/>
    </style:style>
    <style:style style:name="T7" style:family="text">
      <style:text-properties fo:font-size="14pt" fo:language="pl" fo:country="PL" fo:font-weight="normal" officeooo:rsid="0009e0dc" style:font-size-asian="12.25pt" style:font-weight-asian="normal" style:font-size-complex="14pt" style:font-weight-complex="normal"/>
    </style:style>
    <style:style style:name="T8" style:family="text">
      <style:text-properties fo:font-size="14pt" fo:language="pl" fo:country="PL" fo:font-weight="normal" officeooo:rsid="000af881" style:font-size-asian="12.25pt" style:font-weight-asian="normal" style:font-size-complex="14pt" style:font-weight-complex="normal"/>
    </style:style>
    <style:style style:name="T9" style:family="text">
      <style:text-properties officeooo:rsid="000af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YTM DIJKSTRY</text:p>
      <text:p text:style-name="P11"><text:span text:style-name="T9">Michał Ślusarczyk - </text:span>Opis projektu oraz interfejsu</text:p>
      <text:p text:style-name="P1"/>
      <text:p text:style-name="P9">Opis ogólny:</text:p>
      <text:p text:style-name="P2">Napisać program generujący dla wskazanych przez użytkownika wierzchołków grafu tablice ze zbiorem decyzji określające przez które z sąsiednich wierzchołków grafu prowadz<text:span text:style-name="T1">ą</text:span> najlepsze trasy do wybranych wybranych przez użytkownika wierzchołków <text:span text:style-name="T1">oraz</text:span> podając koszty (metryki) tych tras. W <text:span text:style-name="T1">celu realizacji programu </text:span><text:s/>skorzystać z algorytmu Dijkstry.</text:p>
      <text:p text:style-name="P2"/>
      <text:p text:style-name="P10">Szczegółowe informacje na temat realizacji:</text:p>
      <text:p text:style-name="P3">Opis grafu składa się z numerów wierzchołków, numerów s<text:span text:style-name="T1">ą</text:span>siadujących wierzchołków oraz metryk krawędzi grafu.</text:p>
      <text:p text:style-name="P12"><text:span text:style-name="T5">Opis podawany jest przez użytkownika za pomocą interfejsu </text:span><text:span text:style-name="T6">który przeprowadza użytkownika przez proces konstrukcji grafu </text:span><text:span text:style-name="T4">oraz określenia parametrów.</text:span><text:span text:style-name="T5"> </text:span><text:span text:style-name="T4">Możliwe jest również wczytanie tych informacji z </text:span><text:span text:style-name="T7">dwóch</text:span><text:span text:style-name="T4"> różnych plików. Możliwe są również warianty pośrednie (część informacji wczytanych z plików, a część z konsoli). </text:span></text:p>
      <text:p text:style-name="P4"/>
      <text:p text:style-name="P7">Postać informacji na temat grafu:</text:p>
      <text:p text:style-name="P4">&lt;<text:span text:style-name="T3">nr. wierzchołka&gt;: &lt;nr. wierzchołka-sąsiada&gt; &lt;metryka&gt;; …</text:span></text:p>
      <text:p text:style-name="P4"/>
      <text:p text:style-name="P7">Postać informacji na temat tego jakie przejścia chcemy wyznaczyć:</text:p>
      <text:p text:style-name="P4">&lt;<text:span text:style-name="T3">nr. wierzchołka&gt;: &lt;nr. </text:span><text:span text:style-name="T9">w</text:span><text:span text:style-name="T3">ierzchołka-sąsiada&gt;; …</text:span></text:p>
      <text:p text:style-name="P4"/>
      <text:p text:style-name="P16"><text:span text:style-name="T8">Postać informacji o rozwiązaniu powinna wyglądać w następujący sposób:</text:span></text:p>
      <text:p text:style-name="P7">&lt;<text:span text:style-name="T9">dla wierzchołka&gt;:</text:span></text:p>
      <text:p text:style-name="P14">&lt;<text:span text:style-name="T3">wierzchoł</text:span><text:span text:style-name="T9">e</text:span><text:span text:style-name="T3">k </text:span><text:span text:style-name="T9">docelowy</text:span><text:span text:style-name="T3">&gt;: → &lt;</text:span><text:span text:style-name="T9">przez</text:span><text:span text:style-name="T3"> </text:span><text:span text:style-name="T9">w</text:span><text:span text:style-name="T3">ierzchoł</text:span><text:span text:style-name="T9">ek</text:span><text:span text:style-name="T3">-sąsiada&gt; : &lt;</text:span><text:span text:style-name="T9">koszt trasy&gt;</text:span></text:p>
      <text:p text:style-name="P14"/>
      <text:p text:style-name="P3">Metryki między wierzchołkami mog<text:span text:style-name="T1">ą</text:span> się różnić w przeciwnych kierunkach.</text:p>
      <text:p text:style-name="P7">Założenie o braku metryki z wierzchołka A do A (wartość zostanie zignorowana), </text:p>
      <text:p text:style-name="P6">Program powinien dopytywać się użytkownika o brakujące informacje w opisie grafu.</text:p>
      <text:p text:style-name="P2"/>
      <text:p text:style-name="P10">Wynik programu:</text:p>
      <text:p text:style-name="P2">Opis grafu oraz wynik programu powinien zostać wyświetlony w interfejsie oraz zapisany w pliku o rozszerzeniu .txt wskazanym przez użytkownika <text:span text:style-name="T1">(jeśli nie istnieje powinien zostać utworzony)</text:span>. Program powinien by<text:span text:style-name="T1">ć</text:span> uruchamiany z wykorzystaniem <text:span text:style-name="T1">konsoli.</text:span></text:p>
      <text:p text:style-name="P2"/>
      <text:p text:style-name="P10">Interfejs:</text:p>
      <text:p text:style-name="P5">Interfejsem programu wykorzystywanym do komunikacji z użytkownikiem jest konsola. <text:span text:style-name="T2">W konsoli powinny wyświetlać się odpowiednie polecenia oraz pytania na które odpowiadać będzie użytkownik. Na tej podstawie program wyświetla opis grafu</text:span></text:p>
      <text:p text:style-name="P8">oraz wynik swojego działan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1T19:08:19.232000000</dc:date>
    <meta:editing-duration>PT12H20M43S</meta:editing-duration>
    <meta:editing-cycles>6</meta:editing-cycles>
    <meta:document-statistic meta:table-count="0" meta:image-count="0" meta:object-count="0" meta:page-count="1" meta:paragraph-count="22" meta:word-count="261" meta:character-count="2013" meta:non-whitespace-character-count="1771"/>
  </office:meta>
</office:document-meta>
</file>